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  <style:style style:name="T3" style:family="text">
      <style:text-properties officeooo:rsid="0039b926"/>
    </style:style>
    <style:style style:name="T4" style:family="text">
      <style:text-properties officeooo:rsid="0040b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text:span text:style-name="T3">12de12</text:span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text:span text:style-name="T4">1de2</text:span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21T09:15:39.875800810</dc:date>
    <meta:editing-duration>PT37M13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31" meta:non-whitespace-character-count="531"/>
  </office:meta>
</office:document-meta>
</file>